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FDE6C0DA6FE84C6B.jpg" manifest:media-type="image/jpeg"/>
  <manifest:file-entry manifest:full-path="Pictures/1000020100000159000001DB46C110D3C8223D1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8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0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1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2" style:family="paragraph" style:parent-style-name="Standard">
      <style:paragraph-properties fo:break-before="page"/>
      <style:text-properties style:font-name="Titillium1" fo:font-size="10pt" officeooo:paragraph-rsid="003c663b" style:font-size-asian="10pt" style:font-size-complex="10pt"/>
    </style:style>
    <style:style style:name="P23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8c926" officeooo:paragraph-rsid="0049fbd7" style:font-size-asian="11pt" style:font-size-complex="11pt"/>
    </style:style>
    <style:style style:name="P36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3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P38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39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1b9215"/>
    </style:style>
    <style:style style:name="T4" style:family="text">
      <style:text-properties officeooo:rsid="001c0c9d"/>
    </style:style>
    <style:style style:name="T5" style:family="text">
      <style:text-properties officeooo:rsid="002b648c"/>
    </style:style>
    <style:style style:name="T6" style:family="text">
      <style:text-properties officeooo:rsid="00417f1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9" style:family="text">
      <style:text-properties style:text-underline-style="none" officeooo:rsid="00468922" fo:background-color="transparent" loext:char-shading-value="0"/>
    </style:style>
    <style:style style:name="T1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3" style:family="text">
      <style:text-properties officeooo:rsid="0048dde4"/>
    </style:style>
    <style:style style:name="T14" style:family="text">
      <style:text-properties style:font-name="Titillium" officeooo:rsid="003e40c0" style:font-name-asian="Calibri" style:font-name-complex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>Model: LulzBot Mini <text:span text:style-name="T13">2</text:span>.0 3D Printer</text:p>
      <text:p text:style-name="P2"/>
      <text:p text:style-name="P3"><text:s text:c="2"/>Serial Number:<text:tab/><text:span text:style-name="T7"> <text:s text:c="64"/></text:span></text:p>
      <text:p text:style-name="P6"><text:s text:c="2"/>Date Completed: <text:span text:style-name="T7"><text:s text:c="62"/></text:span></text:p>
      <text:p text:style-name="P6"><text:s text:c="2"/>Tested by: <text:span text:style-name="T7"><text:s text:c="75"/></text:span></text:p>
      <text:p text:style-name="P3"/>
      <text:p text:style-name="P3">Configuration:</text:p>
      <text:p text:style-name="P13"><text:tab/>Electronics:<text:tab/><text:span text:style-name="T2">Einsy</text:span></text:p>
      <text:p text:style-name="P13"/>
      <text:p text:style-name="P17">Firmware: <text:s/><text:tab/><text:span text:style-name="T1">Marlin </text:span><text:span text:style-name="T2">Version</text:span><text:span text:style-name="T9"> </text:span><text:span text:style-name="T8"><text:s text:c="43"/></text:span></text:p>
      <text:p text:style-name="P16"/>
      <text:p text:style-name="P16">Nozzle:<text:tab/><text:span text:style-name="T1">0.5mm diameter nozzle</text:span></text:p>
      <text:p text:style-name="P18">Settings: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Stepper Motor</text:p>
          </table:table-cell>
          <table:table-cell table:style-name="Table1.A1" office:value-type="string">
            <text:p text:style-name="P9">Steps/mm</text:p>
          </table:table-cell>
          <table:table-cell table:style-name="Table1.A1" office:value-type="string">
            <text:p text:style-name="P19">Max Length</text:p>
          </table:table-cell>
          <table:table-cell table:style-name="Table1.A1" office:value-type="string">
            <text:p text:style-name="P19">Microstep Mode</text:p>
          </table:table-cell>
          <table:table-cell table:style-name="Table1.E1" office:value-type="string">
            <text:p text:style-name="P9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0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0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0">1600</text:p>
          </table:table-cell>
          <table:table-cell table:style-name="Table1.C4" office:value-type="string">
            <text:p text:style-name="P4">1<text:span text:style-name="T13">65</text:span>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38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2612528986862275528" text:style-name="WW8Num1">
        <text:list-item>
          <text:p text:style-name="P25">Are all the screws and zip ties tight?</text:p>
        </text:list-item>
        <text:list-item>
          <text:p text:style-name="P24">Are the current version of parts being used?</text:p>
        </text:list-item>
        <text:list-item>
          <text:p text:style-name="P24">Is the Spool Mount properly mounted so it flips up and sits securely?</text:p>
        </text:list-item>
        <text:list-item>
          <text:p text:style-name="P24">Are the switches <text:span text:style-name="T13">and bump stops installed securely?</text:span></text:p>
        </text:list-item>
        <text:list-item>
          <text:p text:style-name="P24">Are all 4 rubber feet installed?</text:p>
        </text:list-item>
        <text:list-item>
          <text:p text:style-name="P24">Is the PEI <text:span text:style-name="T13">sheet</text:span> free of bubbles and wrinkles?</text:p>
        </text:list-item>
        <text:list-item>
          <text:p text:style-name="P24">Is the heat bed adhesive smooth and consistent?</text:p>
        </text:list-item>
        <text:list-item>
          <text:p text:style-name="P27">Is the frame free of scratches and scuffs?</text:p>
        </text:list-item>
      </text:list>
      <text:p text:style-name="P12"/>
      <text:p text:style-name="P2">Y Axis:</text:p>
      <text:list xml:id="list122224864250144" text:continue-numbering="true" text:style-name="WW8Num1">
        <text:list-item>
          <text:p text:style-name="P24">Does the Y bed move freely back and forth?</text:p>
        </text:list-item>
        <text:list-item>
          <text:p text:style-name="P24">Is the Y bed tight side to side from motion and twisting?</text:p>
        </text:list-item>
        <text:list-item>
          <text:p text:style-name="P24">Does the Y belt rub <text:span text:style-name="T4">on</text:span> the y-idler by the bearings?</text:p>
        </text:list-item>
        <text:list-item>
          <text:p text:style-name="P24"><text:span text:style-name="T5">Are</text:span> the Y pulley <text:span text:style-name="T5">set screws tight with one aligned with the flat on the motor shaft?</text:span></text:p>
        </text:list-item>
        <text:list-item>
          <text:p text:style-name="P24">Is the Y belt tight?</text:p>
        </text:list-item>
        <text:list-item>
          <text:p text:style-name="P24">Are the four bed leveling washers tight?</text:p>
        </text:list-item>
        <text:list-item>
          <text:p text:style-name="P24">Are the belts trimmed far enough to not interfere with the pulley or bearing?</text:p>
        </text:list-item>
      </text:list>
      <text:p text:style-name="P22"/>
      <text:p text:style-name="P8"/>
      <text:p text:style-name="P8"/>
      <text:p text:style-name="P8"/>
      <text:p text:style-name="P8">X Axis:</text:p>
      <text:p text:style-name="P2"/>
      <text:list xml:id="list122224813348879" text:continue-numbering="true" text:style-name="WW8Num1">
        <text:list-item>
          <text:p text:style-name="P29"><text:span text:style-name="T5">Are</text:span> the <text:span text:style-name="T5">X</text:span> pulley <text:span text:style-name="T5">set screws tight with one aligned with the flat on the motor shaft?</text:span></text:p>
        </text:list-item>
        <text:list-item>
          <text:p text:style-name="P30">Does the <text:span text:style-name="T4">X</text:span> belt rub <text:span text:style-name="T4">on</text:span> the <text:span text:style-name="T4">x</text:span>-idler by the bearings?</text:p>
        </text:list-item>
        <text:list-item>
          <text:p text:style-name="P28">Is the X belt tight?</text:p>
        </text:list-item>
        <text:list-item>
          <text:p text:style-name="P28">Does the X axis move freely end to end?</text:p>
        </text:list-item>
        <text:list-item>
          <text:p text:style-name="P28">Are the belts trimmed far enough to not interfere with the pulley or bearing?</text:p>
        </text:list-item>
        <text:list-item>
          <text:p text:style-name="P31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122224044174877" text:continue-numbering="true" text:style-name="WW8Num1">
        <text:list-item>
          <text:p text:style-name="P32">Are the Z belts tensioned with in Spec?</text:p>
        </text:list-item>
        <text:list-item>
          <text:p text:style-name="P32">Are the clamp screws tight?</text:p>
        </text:list-item>
        <text:list-item>
          <text:p text:style-name="P32">Are the belts aligned, and do they not rub?</text:p>
        </text:list-item>
        <text:list-item>
          <text:p text:style-name="P33">Are the pulley set screws tight?</text:p>
          <text:p text:style-name="P28"/>
        </text:list-item>
      </text:list>
      <text:p text:style-name="P2">Extruder:</text:p>
      <text:p text:style-name="P2"/>
      <text:list xml:id="list122224667648262" text:continue-numbering="true" text:style-name="WW8Num1">
        <text:list-item>
          <text:p text:style-name="P32">Is the Idler tension set in the middle?</text:p>
        </text:list-item>
        <text:list-item>
          <text:p text:style-name="P24">Is the hobbing aligned to the hole <text:span text:style-name="T13">idler lever?</text:span></text:p>
          <text:p text:style-name="P24"/>
        </text:list-item>
      </text:list>
      <text:p text:style-name="P2"/>
      <text:p text:style-name="P2">Electronics:</text:p>
      <text:p text:style-name="P2"/>
      <text:list xml:id="list122225961044517" text:continue-numbering="true" text:style-name="WW8Num1">
        <text:list-item>
          <text:p text:style-name="P24">Are all connections to the <text:span text:style-name="T13">Einsy</text:span> plugged in correctly?</text:p>
        </text:list-item>
        <text:list-item>
          <text:p text:style-name="P24">Are all cables free from contacting any moving parts?</text:p>
        </text:list-item>
        <text:list-item>
          <text:p text:style-name="P32">Has the protective plastic been removed the LCD?</text:p>
        </text:list-item>
        <text:list-item>
          <text:p text:style-name="P32">Has the protective cover been removed from the clear polycarb LCD cover?</text:p>
        </text:list-item>
        <text:list-item>
          <text:p text:style-name="P32">Is the LCD secured in place firmly?</text:p>
        </text:list-item>
        <text:list-item>
          <text:p text:style-name="P32">Is the LCD knob tightly secure to the LCD?</text:p>
        </text:list-item>
        <text:list-item>
          <text:p text:style-name="P32">Have you verified that the firmware is correct using checksum?</text:p>
        </text:list-item>
      </text:list>
      <text:p text:style-name="P14"/>
      <text:p text:style-name="P21">Test and Verification Results:</text:p>
      <text:p text:style-name="P21"/>
      <text:list xml:id="list122225510155117" text:continue-numbering="true" text:style-name="WW8Num1">
        <text:list-item>
          <text:p text:style-name="P26"><text:span text:style-name="T13">Verify LCD functions normally</text:span></text:p>
        </text:list-item>
        <text:list-item>
          <text:p text:style-name="P32">Belts aligned on bearings and properly tensioned.</text:p>
        </text:list-item>
        <text:list-item>
          <text:p text:style-name="P26">Verify case fan is running.</text:p>
        </text:list-item>
        <text:list-item>
          <text:p text:style-name="P24">Verify <text:span text:style-name="T6">heat sink fan</text:span> is running <text:span text:style-name="T6">when machine is powered on. </text:span></text:p>
        </text:list-item>
        <text:list-item>
          <text:p text:style-name="P24">Verify control of the extrusion fan.</text:p>
        </text:list-item>
        <text:list-item>
          <text:p text:style-name="P24">Nozzle temperature control verified.</text:p>
        </text:list-item>
        <text:list-item>
          <text:p text:style-name="P24">Extruder control verified.</text:p>
        </text:list-item>
        <text:list-item>
          <text:p text:style-name="P32">Verify machine can be auto-homed repeatably with out issue. </text:p>
        </text:list-item>
        <text:list-item>
          <text:p text:style-name="P32">Verify probe functions properly (G29 and clean nozzle to check)</text:p>
        </text:list-item>
        <text:list-item>
          <text:p text:style-name="P34"><text:soft-page-break/>Wipe Sequence is in center of wipe pad</text:p>
        </text:list-item>
        <text:list-item>
          <text:p text:style-name="P34">Z offset calibrated and verified </text:p>
        </text:list-item>
        <text:list-item>
          <text:p text:style-name="P36">Bed leveling is functioning properly.</text:p>
        </text:list-item>
        <text:list-item>
          <text:p text:style-name="P24">Bed temperature control verified.</text:p>
        </text:list-item>
        <text:list-item>
          <text:p text:style-name="P37">X,Y, Z motion smooth over range and speeds. </text:p>
        </text:list-item>
        <text:list-item>
          <text:p text:style-name="P35">Loctite<text:span text:style-name="T14">®</text:span> applied to all pulley and coupler set screws.</text:p>
        </text:list-item>
        <text:list-item>
          <text:p text:style-name="P36">Test print (<text:span text:style-name="T3">Oc</text:span>topus*) successful.</text:p>
        </text:list-item>
        <text:list-item>
          <text:p text:style-name="P23">Print head moved to shipping position.</text:p>
        </text:list-item>
      </text:list>
      <text:p text:style-name="P15"/>
      <text:p text:style-name="P15"/>
      <text:p text:style-name="P15"><text:span text:style-name="T10">*</text:span><text:span text:style-name="T11">Oct</text:span><text:span text:style-name="T10">opus by </text:span><text:span text:style-name="T12">yeoldbrian</text:span><text:span text:style-name="T10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46C110D3C8223D1D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FDE6C0DA6FE84C6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6M7S</meta:editing-duration>
    <meta:editing-cycles>3</meta:editing-cycles>
    <meta:generator>LibreOffice/5.2.7.2$Linux_X86_64 LibreOffice_project/20m0$Build-2</meta:generator>
    <dc:date>2018-03-21T12:22:23.840963111</dc:date>
    <meta:document-statistic meta:table-count="2" meta:image-count="2" meta:object-count="0" meta:page-count="3" meta:paragraph-count="97" meta:word-count="562" meta:character-count="3128" meta:non-whitespace-character-count="2452"/>
  </office:meta>
</office:document-meta>
</file>